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1ca" officeooo:paragraph-rsid="001c0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 DB Auth docker-compose file</text:p>
      <text:p text:style-name="P1"/>
      <text:p text:style-name="P1"><text:span text:style-name="Source_20_Text">version: '3'</text:span></text:p>
      <text:p text:style-name="Standard"><text:span text:style-name="Source_20_Text">services:</text:span></text:p>
      <text:p text:style-name="Standard"><text:span text:style-name="Source_20_Text">  mongodb:</text:span></text:p>
      <text:p text:style-name="Standard"><text:span text:style-name="Source_20_Text">    build: .</text:span></text:p>
      <text:p text:style-name="Standard"><text:span text:style-name="Source_20_Text">    image: mongodb-3.6.3</text:span></text:p>
      <text:p text:style-name="Standard"><text:span text:style-name="Source_20_Text">    container_name: mongodb-3.6.3-server1</text:span></text:p>
      <text:p text:style-name="Standard"><text:span text:style-name="Source_20_Text">    command: &gt;-</text:span></text:p>
      <text:p text:style-name="Standard"><text:span text:style-name="Source_20_Text">      mongod --sslMode requireSSL --clusterAuthMode x509 --dbpath /data/db</text:span></text:p>
      <text:p text:style-name="Standard"><text:span text:style-name="Source_20_Text">      --replSet mongo-rs-1 --sslPEMKeyFile /data/certs/servers/server1.pem</text:span></text:p>
      <text:p text:style-name="Standard"><text:span text:style-name="Source_20_Text">      --sslCAFile /data/certs/ca/ca.cert.pem --sslClusterFile</text:span></text:p>
      <text:p text:style-name="Standard"><text:span text:style-name="Source_20_Text">      /data/certs/servers/server1.pem</text:span></text:p>
      <text:p text:style-name="Standard"><text:span text:style-name="Source_20_Text">    volumes:</text:span></text:p>
      <text:p text:style-name="Standard"><text:span text:style-name="Source_20_Text">      - './data/server1/db/:/data/db'</text:span></text:p>
      <text:p text:style-name="Standard"><text:span text:style-name="Source_20_Text">      - './data/server1/configdb/:/data/configdb'</text:span></text:p>
      <text:p text:style-name="Standard"><text:span text:style-name="Source_20_Text">      - './certs/:/data/certs'</text:span></text:p>
      <text:p text:style-name="Standard"><text:span text:style-name="Source_20_Text">    ports:</text:span></text:p>
      <text:p text:style-name="Standard"><text:span text:style-name="Source_20_Text">      - '27017:27017'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26:55.461787839</meta:creation-date>
    <dc:date>2018-05-18T10:27:51.086814553</dc:date>
    <meta:editing-duration>PT57S</meta:editing-duration>
    <meta:editing-cycles>1</meta:editing-cycles>
    <meta:document-statistic meta:table-count="0" meta:image-count="0" meta:object-count="0" meta:page-count="1" meta:paragraph-count="18" meta:word-count="49" meta:character-count="561" meta:non-whitespace-character-count="463"/>
    <meta:generator>LibreOffice/5.1.6.2$Linux_X86_64 LibreOffice_project/10m0$Build-2</meta:generator>
  </office:meta>
</office:document-meta>
</file>